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Consolas" svg:font-family="Consolas, 'Liberation Mono', Menlo, Courier, monospace"/>
    <style:font-face style:name="Helvetica Neue" svg:font-family="'Helvetica Neue', Helvetica, Arial, sans-serif"/>
    <style:font-face style:name="Helvetica" svg:font-family="Helvetica, arial, nimbussansl, liberationsans, freesans, clean, sans-serif, 'Apple Color Emoji', 'Segoe UI Emoji', 'Segoe UI Symbol'"/>
    <style:font-face style:name="Menlo" svg:font-family="Menlo, Monaco, Consolas, 'Courier New', monospace"/>
    <style:font-face style:name="Open Sans" svg:font-family="'Open Sans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043in" style:line-height-at-least="0.2291in" fo:widows="1" fo:text-indent="0in" style:auto-text-indent="false" fo:padding="0in" fo:border="none"/>
      <style:text-properties fo:font-variant="normal" fo:text-transform="none" fo:color="#666666" style:font-name="Arial1" fo:font-size="10.5pt" fo:letter-spacing="normal" fo:font-style="normal" fo:font-weight="normal"/>
    </style:style>
    <style:style style:name="P2" style:family="paragraph" style:parent-style-name="Heading_20_3">
      <style:paragraph-properties fo:margin-left="0in" fo:margin-right="0in" fo:margin-top="0in" fo:margin-bottom="0.052in" style:line-height-at-least="0.2709in" fo:widows="1" fo:text-indent="0in" style:auto-text-indent="false" fo:padding="0in" fo:border="none"/>
      <style:text-properties fo:font-variant="normal" fo:text-transform="none" fo:color="#151819" style:font-name="Open Sans" fo:font-size="16.5pt" fo:letter-spacing="normal" fo:font-style="normal" fo:font-weight="bold"/>
    </style:style>
    <style:style style:name="P3" style:family="paragraph" style:parent-style-name="Heading_20_3">
      <style:paragraph-properties fo:margin-left="0in" fo:margin-right="0in" fo:margin-top="0in" fo:margin-bottom="0.1563in" fo:line-height="110%" fo:widows="1" fo:text-indent="0in" style:auto-text-indent="false" fo:padding="0in" fo:border="none"/>
      <style:text-properties fo:font-variant="normal" fo:text-transform="none" fo:color="#333333" fo:letter-spacing="normal"/>
    </style:style>
    <style:style style:name="P4" style:family="paragraph" style:parent-style-name="Heading_20_3">
      <style:text-properties fo:font-variant="normal" fo:text-transform="none" fo:color="#151819" style:font-name="Open Sans" fo:font-size="16.5pt" fo:letter-spacing="normal" fo:font-style="normal" fo:font-weight="bold"/>
    </style:style>
    <style:style style:name="P5" style:family="paragraph" style:parent-style-name="Text_20_body">
      <style:text-properties fo:font-variant="normal" fo:text-transform="none" fo:color="#151819" style:font-name="Open Sans" fo:font-size="16.5pt" fo:letter-spacing="normal" fo:font-style="normal" fo:font-weight="bold"/>
    </style:style>
    <style:style style:name="P6" style:family="paragraph" style:parent-style-name="Text_20_body">
      <style:paragraph-properties style:line-height-at-least="0.198in" fo:widows="1" fo:padding="0in" fo:border="none"/>
      <style:text-properties fo:font-variant="normal" fo:text-transform="none" fo:color="#333333" style:font-name="Helvetica" fo:font-size="10.5pt" fo:letter-spacing="normal" fo:font-style="normal" fo:font-weight="normal"/>
    </style:style>
    <style:style style:name="P7" style:family="paragraph" style:parent-style-name="Text_20_body">
      <style:paragraph-properties style:line-height-at-least="0.198in" fo:widows="1" fo:padding="0in" fo:border="none"/>
      <style:text-properties fo:font-variant="normal" fo:text-transform="none" fo:color="#c5000b" style:font-name="Helvetica" fo:font-size="10.5pt" fo:letter-spacing="normal" fo:font-style="normal" fo:font-weight="bold" style:font-weight-asian="bold" style:font-weight-complex="bold"/>
    </style:style>
    <style:style style:name="P8" style:family="paragraph" style:parent-style-name="Preformatted_20_Text">
      <style:paragraph-properties fo:margin-top="0in" fo:margin-bottom="0in" style:line-height-at-least="0.198in" fo:widows="1" fo:padding="0in" fo:border="none"/>
      <style:text-properties fo:font-variant="normal" fo:text-transform="none" fo:color="#333333" style:font-name="Consolas" fo:font-size="10.5pt" fo:letter-spacing="normal" fo:font-style="normal" fo:font-weight="normal" fo:background-color="#f7f7f7"/>
    </style:style>
    <style:style style:name="P9" style:family="paragraph" style:parent-style-name="Preformatted_20_Text">
      <style:paragraph-properties fo:margin-top="0in" fo:margin-bottom="0in" style:line-height-at-least="0.198in" fo:widows="1" fo:padding="0in" fo:border="none"/>
      <style:text-properties fo:font-variant="normal" fo:text-transform="none" fo:color="#333333" fo:font-size="10.5pt" fo:letter-spacing="normal" fo:font-style="normal" fo:font-weight="normal"/>
    </style:style>
    <style:style style:name="P10" style:family="paragraph" style:parent-style-name="Preformatted_20_Text">
      <style:paragraph-properties fo:margin-top="0in" fo:margin-bottom="0in" style:line-height-at-least="0.198in" fo:widows="1" fo:padding="0in" fo:border="none"/>
    </style:style>
    <style:style style:name="P11" style:family="paragraph" style:parent-style-name="Text_20_body">
      <style:paragraph-properties style:line-height-at-least="0.198in" fo:widows="1" fo:padding="0in" fo:border="none"/>
      <style:text-properties fo:font-variant="normal" fo:text-transform="none" fo:color="#333333" style:font-name="Helvetica" fo:font-size="10.5pt" fo:letter-spacing="normal" fo:font-style="normal" fo:font-weight="normal"/>
    </style:style>
    <style:style style:name="P12" style:family="paragraph" style:parent-style-name="Preformatted_20_Text">
      <style:paragraph-properties fo:margin-top="0in" fo:margin-bottom="0in" style:line-height-at-least="0.198in" fo:widows="1" fo:padding="0in" fo:border="none"/>
      <style:text-properties fo:font-variant="normal" fo:text-transform="none" fo:color="#333333" style:font-name="Consolas" fo:font-size="10.5pt" fo:letter-spacing="normal" fo:font-style="normal" fo:font-weight="normal" fo:background-color="#f7f7f7"/>
    </style:style>
    <style:style style:name="P13" style:family="paragraph" style:parent-style-name="Preformatted_20_Text">
      <style:paragraph-properties fo:margin-top="0in" fo:margin-bottom="0in" style:line-height-at-least="0.198in" fo:widows="1" fo:padding="0in" fo:border="none"/>
      <style:text-properties fo:font-variant="normal" fo:text-transform="none" fo:color="#333333" style:font-name="Consolas" fo:font-size="10.5pt" fo:letter-spacing="normal" fo:font-style="normal" fo:font-weight="normal"/>
    </style:style>
    <style:style style:name="P14" style:family="paragraph" style:parent-style-name="Preformatted_20_Text">
      <style:paragraph-properties fo:margin-top="0in" fo:margin-bottom="0in" style:line-height-at-least="0.198in" fo:widows="1" fo:padding="0in" fo:border="none"/>
      <style:text-properties fo:font-variant="normal" fo:text-transform="none" fo:color="#333333" style:font-name="Helvetica" fo:font-size="10.5pt" fo:letter-spacing="normal" fo:font-style="normal" fo:font-weight="normal"/>
    </style:style>
    <style:style style:name="T1" style:family="text">
      <style:text-properties fo:color="#c7254e" style:font-name="Menlo" fo:font-size="10.5pt" fo:font-weight="normal"/>
    </style:style>
    <style:style style:name="T2" style:family="text">
      <style:text-properties style:font-name="Helvetica" fo:font-size="12pt" fo:font-style="normal" fo:font-weight="normal"/>
    </style:style>
    <style:style style:name="T3" style:family="text">
      <style:text-properties style:font-name="Consolas" fo:background-color="#f7f7f7"/>
    </style:style>
    <style:style style:name="T4" style:family="text">
      <style:text-properties style:font-name="Helvetica Neue" fo:background-color="#f7f7f7"/>
    </style:style>
    <style:style style:name="T5" style:family="text">
      <style:text-properties fo:font-variant="normal" fo:text-transform="none" fo:color="#333333" style:font-name="Consolas" fo:font-size="10.5pt" fo:letter-spacing="normal" fo:font-style="normal" fo:font-weight="normal" fo:background-color="#f7f7f7"/>
    </style:style>
    <style:style style:name="T6" style:family="text">
      <style:text-properties fo:font-variant="normal" fo:text-transform="none" fo:color="#3572b0" style:text-line-through-style="none" style:font-name="Helvetica Neue" fo:font-size="10.5pt" fo:letter-spacing="normal" fo:font-style="normal" style:text-underline-style="none" style:text-blinking="false" fo:background-color="#f7f7f7"/>
    </style:style>
    <style:style style:name="T7" style:family="text">
      <style:text-properties fo:color="#3572b0" style:text-line-through-style="none" style:font-name="Helvetica Neue" style:text-underline-style="none" style:text-blinking="false"/>
    </style:style>
    <style:style style:name="T8" style:family="text">
      <style:text-properties fo:color="#3572b0" style:text-line-through-style="none" style:font-name="Helvetica Neue" style:text-underline-style="none" style:text-blinking="false" fo:background-color="#f7f7f7"/>
    </style:style>
    <style:style style:name="T9" style:family="text">
      <style:text-properties fo:background-color="#f7f7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git clone địa_chỉ</text:span> <text:s text:c="2"/>/* check out a repo</text:p>
      <text:h text:style-name="P4" text:outline-level="3">Đưa những file vào danh sách trước khi commit (bỏ qua nếu không có file mới được tạo)</text:h>
      <text:p text:style-name="P1">git add </text:p>
      <text:h text:style-name="P2" text:outline-level="3">Commit những thay đổi trước khi push lên server</text:h>
      <text:p text:style-name="P1">git commit -m “Thông tin ngắn gọn về thay đổi này” </text:p>
      <text:h text:style-name="P2" text:outline-level="3">Tải lên server nhánh master</text:h>
      <text:p text:style-name="P1">git push origin master</text:p>
      <text:p text:style-name="Standard">.</text:p>
      <text:p text:style-name="Standard"><text:a xlink:type="simple" xlink:href="https://confluence.atlassian.com/bitbucketserver/basic-git-commands-776639767.html" text:style-name="Internet_20_link" text:visited-style-name="Visited_20_Internet_20_Link">https://confluence.atlassian.com/bitbucketserver/basic-git-commands-776639767.html</text:a></text:p>
      <text:p text:style-name="Standard"><text:a xlink:type="simple" xlink:href="http://thachpham.com/tools/hieu-them-ve-commit-va-staging-area-git.html" text:style-name="Internet_20_link" text:visited-style-name="Visited_20_Internet_20_Link">http://thachpham.com/tools/hieu-them-ve-commit-va-staging-area-git.html</text:a></text:p>
      <text:p text:style-name="Standard"/>
      <text:p text:style-name="Standard"/>
      <text:p text:style-name="Standard"/>
      <text:h text:style-name="P3" text:outline-level="3">…<text:span text:style-name="T2">or create a new repository on the command line</text:span></text:h>
      <text:p text:style-name="P8">echo "# SimpleSite" &gt;&gt; README.md</text:p>
      <text:p text:style-name="P8">git init</text:p>
      <text:p text:style-name="P8">git add --all</text:p>
      <text:p text:style-name="P8">git commit -m "first commit"</text:p>
      <text:p text:style-name="P8">git remote add origin https://github.com/minhqlrt/SimpleSite.git</text:p>
      <text:p text:style-name="P8">git push origin master</text:p>
      <text:p text:style-name="P8"/>
      <text:p text:style-name="P8"/>
      <text:h text:style-name="P3" text:outline-level="3">…<text:span text:style-name="T2">or push an existing repository from the command line</text:span></text:h>
      <text:p text:style-name="P8">git remote add origin https://github.com/minhqlrt/SimpleSite.git</text:p>
      <text:p text:style-name="P8">git push -u origin master</text:p>
      <text:p text:style-name="P8"/>
      <text:p text:style-name="P8"/>
      <text:p text:style-name="P8"/>
      <text:p text:style-name="P8"/>
      <text:h text:style-name="P3" text:outline-level="3">…<text:span text:style-name="T2">or import code from another repository</text:span></text:h>
      <text:p text:style-name="P6">You can initialize this repository with code from a Subversion, Mercurial, or TFS project.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7">Cách push một folder ABC lên github's repo:</text:p>
      <text:p text:style-name="P6">Step 1: Create a repo on github</text:p>
      <text:p text:style-name="P6">Step 2: On local computer, open GitShell, browse to the folder ABC which you want to push </text:p>
      <text:p text:style-name="P6">Step 3: git init to create hidden git folder inside folder ABC</text:p>
      <text:p text:style-name="P6">Step 4: git add * to add all files of folder ABC to Staged</text:p>
      <text:p text:style-name="P6">Step 5: git commit -m "test" to commit </text:p>
      <text:p text:style-name="P6">Step 6: <text:span text:style-name="T3">git remote add origin </text:span><text:a xlink:type="simple" xlink:href="https://github.com/minhqlrt/SimpleSite.gitC" text:style-name="Internet_20_link" text:visited-style-name="Visited_20_Internet_20_Link"><text:span text:style-name="T3">https://github.com/minhqlrt/SimpleSite.git</text:span></text:a></text:p>
      <text:p text:style-name="P6"><text:span text:style-name="T3">C</text:span><text:span text:style-name="T4">onnect your local repository folder ABC to a remote server (Simple Site repo on Github), add the server to be able to push to it</text:span><text:span text:style-name="T3"> </text:span></text:p>
      <text:p text:style-name="P8">Step 7: git push origin master</text:p>
      <text:p text:style-name="P8"/>
      <text:p text:style-name="P8">origin is the name of Simple Site repo</text:p>
      <text:p text:style-name="P8"/>
      <text:p text:style-name="P8"/>
      <text:p text:style-name="P8"/>
      <text:p text:style-name="P8"/>
      <text:p text:style-name="P8">If you accidentally delete files in working folder (but does not push), you can revert them by using below command</text:p>
      <text:p text:style-name="P9"><text:a xlink:type="simple" xlink:href="http://atlassian.com/git/tutorial/undoing-changes" text:style-name="Internet_20_link" text:visited-style-name="Visited_20_Internet_20_Link"><text:span text:style-name="Strong_20_Emphasis"><text:span text:style-name="T8">Undo local changes</text:span></text:span></text:a><text:span text:style-name="T3"> </text:span>git checkout -- &lt;filename&gt;</text:p>
      <text:p text:style-name="P9">git checkout *</text:p>
      <text:p text:style-name="P8"/>
      <text:p text:style-name="P8"/>
      <text:p text:style-name="P8"><text:a xlink:type="simple" xlink:href="http://atlassian.com/git/tutorial/remote-repositories" text:style-name="Internet_20_link" text:visited-style-name="Visited_20_Internet_20_Link"><text:span text:style-name="Strong_20_Emphasis"><text:span text:style-name="T7">Update from the remote repository</text:span></text:span></text:a> </text:p>
      <text:p text:style-name="P13"><text:span text:style-name="T9">git remote add origin https://github.com/minhqlrt/SimpleSiteTestCase.git</text:span></text:p>
      <text:p text:style-name="P10"><text:span text:style-name="T5">git pull origin master</text:span></text:p>
      <text:p text:style-name="P6"/>
      <text:p text:style-name="P6"/>
      <text:p text:style-name="P8"><text:span text:style-name="Strong_20_Emphasis"><text:span text:style-name="T7">Download</text:span></text:span><text:a xlink:type="simple" xlink:href="http://atlassian.com/git/tutorial/remote-repositories" text:style-name="Internet_20_link" text:visited-style-name="Visited_20_Internet_20_Link"><text:span text:style-name="Strong_20_Emphasis"> from <text:s/>remote repository</text:span></text:a> </text:p>
      <text:p text:style-name="P13"><text:span text:style-name="T9">git remote add origin https://github.com/minhqlrt/SimpleSiteTestCase.git</text:span></text:p>
      <text:p text:style-name="P14"><text:span text:style-name="T3">git push origin master</text:span></text:p>
      <text:p text:style-name="P6"/>
      <text:p text:style-name="P6">Checkout: create a working copy</text:p>
      <text:p text:style-name="P6">git clone <text:a xlink:type="simple" xlink:href="https://github.com/minhqlrt/SimpleSite.git" text:style-name="Internet_20_link" text:visited-style-name="Visited_20_Internet_20_Link">https://github.com/minhqlrt/SimpleSite.git</text:a></text:p>
      <text:p text:style-name="P6">https://help.github.com/articles/cloning-a-repository/</text:p>
      <text:p text:style-name="P6"/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Consolas" svg:font-family="Consolas, 'Liberation Mono', Menlo, Courier, monospace"/>
    <style:font-face style:name="Helvetica Neue" svg:font-family="'Helvetica Neue', Helvetica, Arial, sans-serif"/>
    <style:font-face style:name="Helvetica" svg:font-family="Helvetica, arial, nimbussansl, liberationsans, freesans, clean, sans-serif, 'Apple Color Emoji', 'Segoe UI Emoji', 'Segoe UI Symbol'"/>
    <style:font-face style:name="Menlo" svg:font-family="Menlo, Monaco, Consolas, 'Courier New', monospace"/>
    <style:font-face style:name="Open Sans" svg:font-family="'Open Sans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40M7S</meta:editing-duration>
    <meta:editing-cycles>21</meta:editing-cycles>
    <meta:generator>OpenOffice/4.1.1$Win32 OpenOffice.org_project/411m6$Build-9775</meta:generator>
    <dc:date>2016-02-03T16:25:42.97</dc:date>
    <meta:document-statistic meta:table-count="0" meta:image-count="0" meta:object-count="0" meta:page-count="2" meta:paragraph-count="44" meta:word-count="314" meta:character-count="2076"/>
    <meta:user-defined meta:name="Info 1"/>
    <meta:user-defined meta:name="Info 2"/>
    <meta:user-defined meta:name="Info 3"/>
    <meta:user-defined meta:name="Info 4"/>
  </office:meta>
</office:document-meta>
</file>